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paragraph-rsid="0009ad57"/>
    </style:style>
    <style:style style:name="P2" style:family="paragraph" style:parent-style-name="Preformatted_20_Text">
      <style:text-properties fo:font-variant="normal" fo:text-transform="none" fo:color="#24292e" style:font-name="Liberation Serif" fo:font-size="12pt" fo:letter-spacing="normal" fo:font-style="normal" fo:font-weight="normal" officeooo:paragraph-rsid="0009ad57" style:font-size-asian="12pt" style:font-size-complex="12pt"/>
    </style:style>
    <style:style style:name="P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Liberation Serif" fo:font-size="12pt" fo:letter-spacing="normal" fo:font-style="normal" fo:font-weight="normal" officeooo:paragraph-rsid="0009ad57" style:font-size-asian="12pt" style:font-size-complex="12pt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3dac5" officeooo:paragraph-rsid="0003dac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dac5" officeooo:paragraph-rsid="0003da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dac5" officeooo:paragraph-rsid="0003dac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3dac5" officeooo:paragraph-rsid="0003dac5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03dac5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90914" officeooo:paragraph-rsid="00090914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73f97" officeooo:paragraph-rsid="00073f9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9ad57" officeooo:paragraph-rsid="0009ad57" style:font-size-asian="12pt" style:font-size-complex="12pt"/>
    </style:style>
    <style:style style:name="P17" style:family="paragraph" style:parent-style-name="Standard">
      <style:text-properties style:font-name="Liberation Serif" fo:font-size="12pt" style:font-size-asian="12pt" style:font-size-complex="12pt"/>
    </style:style>
    <style:style style:name="P18" style:family="paragraph" style:parent-style-name="Standard" style:list-style-name="L1">
      <style:text-properties style:font-name="Liberation Serif" fo:font-size="12pt" officeooo:rsid="00090914" officeooo:paragraph-rsid="00090914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d5295" officeooo:paragraph-rsid="000d5295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d5295" officeooo:paragraph-rsid="000dc40c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0d5295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0dc40c" officeooo:paragraph-rsid="000dc40c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0fa041" officeooo:paragraph-rsid="000fa041" style:font-size-asian="12pt" style:font-size-complex="12pt"/>
    </style:style>
    <style:style style:name="P24" style:family="paragraph" style:parent-style-name="Standard">
      <style:text-properties officeooo:paragraph-rsid="000dc40c"/>
    </style:style>
    <style:style style:name="T1" style:family="text">
      <style:text-properties officeooo:rsid="0003dac5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3dac5"/>
    </style:style>
    <style:style style:name="T4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24292e" fo:letter-spacing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officeooo:rsid="0009ad57"/>
    </style:style>
    <style:style style:name="T8" style:family="text">
      <style:text-properties fo:color="#d73a49"/>
    </style:style>
    <style:style style:name="T9" style:family="text">
      <style:text-properties style:font-name="Liberation Serif" fo:font-size="12pt" officeooo:rsid="0009ad57" style:font-size-asian="12pt" style:font-size-complex="12pt"/>
    </style:style>
    <style:style style:name="T10" style:family="text">
      <style:text-properties style:font-name="Liberation Serif" fo:font-size="12pt" officeooo:rsid="000dc40c" style:font-size-asian="12pt" style:font-size-complex="12pt"/>
    </style:style>
    <style:style style:name="T11" style:family="text">
      <style:text-properties officeooo:rsid="000d5295"/>
    </style:style>
    <style:style style:name="T12" style:family="text">
      <style:text-properties officeooo:rsid="000dc40c"/>
    </style:style>
    <style:style style:name="T13" style:family="text">
      <style:text-properties officeooo:rsid="000fa0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перационные системы</text:p>
      <text:p text:style-name="P8">Лабораторная работа №4 «Unix»</text:p>
      <text:p text:style-name="P9"/>
      <text:p text:style-name="P10">Задания были сделаны на Ubuntu 20.04 LTS</text:p>
      <text:p text:style-name="P12"/>
      <text:p text:style-name="P12">Задание №1.</text:p>
      <text:p text:style-name="P11">Объяснить, где могут быть спрятаны ~11 МБ в «пустом» каталоге.</text:p>
      <text:p text:style-name="P11"/>
      <text:p text:style-name="P11">$ ls task1</text:p>
      <text:p text:style-name="P11">$ du -sh task1</text:p>
      <text:p text:style-name="P11">11M<text:tab/>task1</text:p>
      <text:p text:style-name="P11">Добиться такого же эффекта на своей системе.</text:p>
      <text:p text:style-name="P11"/>
      <text:p text:style-name="P12">Решение: надо прописать команду </text:p>
      <text:p text:style-name="P13"><text:span text:style-name="T3">$ </text:span><text:span text:style-name="T2">dd if=/dev/zero of=.tmp bs=11M count=1</text:span></text:p>
      <text:p text:style-name="P11"/>
      <text:p text:style-name="P12">Задание №2.</text:p>
      <text:p text:style-name="P11">Проверьте на практике, в чём разница между командами</text:p>
      <text:p text:style-name="P11"/>
      <text:p text:style-name="P11"><text:span text:style-name="T1">$ </text:span>mv some_file foo</text:p>
      <text:p text:style-name="P11">vs.</text:p>
      <text:p text:style-name="P11"><text:span text:style-name="T1">$ </text:span>mv some_file foo/</text:p>
      <text:p text:style-name="P11"/>
      <text:p text:style-name="P11"><text:span text:style-name="T1">1. </text:span>Случай, когда foo не существует.</text:p>
      <text:p text:style-name="P11"><text:span text:style-name="T1">2. </text:span>Случай, когда foo является файлом.</text:p>
      <text:p text:style-name="P11"><text:span text:style-name="T1">3. </text:span>Случай, когда foo является каталогом.</text:p>
      <text:p text:style-name="P11"/>
      <text:p text:style-name="P14">Решение:</text:p>
      <text:list xml:id="list3555265073" text:style-name="L1">
        <text:list-item>
          <text:p text:style-name="P18">Переименует файл в первом случае Во втором будет ошибка: не существует каталога foo/</text:p>
        </text:list-item>
        <text:list-item>
          <text:p text:style-name="P18">Удалит файл foo в первом случае. Во втором Переименует some_file в file; (2) ошибка: не существует каталога foo/</text:p>
        </text:list-item>
        <text:list-item>
          <text:p text:style-name="P18">Удалит файл foo, переименует some_file в file в первом случае. Во втором будет ошибка: не существует каталога foo/</text:p>
        </text:list-item>
      </text:list>
      <text:p text:style-name="P11"/>
      <text:p text:style-name="P12">Задание №3</text:p>
      <text:p text:style-name="P11">Команда</text:p>
      <text:p text:style-name="P11"/>
      <text:p text:style-name="P11">$ mkdir -p foo/bar/bar/{bar,baz} &amp;&amp; touch foo/bar/bar/{{1,2}.txt,bar/{3,4,5}.txt,baz/{6,7,8}.txt}</text:p>
      <text:p text:style-name="P11">создаёт иерархию каталогов</text:p>
      <text:p text:style-name="P11"/>
      <text:p text:style-name="P11">foo</text:p>
      <text:p text:style-name="P11">└── bar</text:p>
      <text:p text:style-name="P11"><text:s text:c="4"/>└── bar</text:p>
      <text:p text:style-name="P11"><text:s text:c="8"/>├── 1.txt</text:p>
      <text:p text:style-name="P11"><text:s text:c="8"/>├── 2.txt</text:p>
      <text:p text:style-name="P11"><text:s text:c="8"/>├── bar</text:p>
      <text:p text:style-name="P11"><text:s text:c="8"/>│ <text:s text:c="2"/>├── 3.txt</text:p>
      <text:p text:style-name="P11"><text:s text:c="8"/>│ <text:s text:c="2"/>├── 4.txt</text:p>
      <text:p text:style-name="P11"><text:s text:c="8"/>│ <text:s text:c="2"/>└── 5.txt</text:p>
      <text:p text:style-name="P11"><text:s text:c="8"/>└── baz</text:p>
      <text:p text:style-name="P11"><text:s text:c="12"/>├── 6.txt</text:p>
      <text:p text:style-name="P11"><text:soft-page-break/><text:s text:c="12"/>├── 7.txt</text:p>
      <text:p text:style-name="P11"><text:s text:c="12"/>└── 8.txt</text:p>
      <text:p text:style-name="P11"/>
      <text:p text:style-name="P11">4 directories, 8 files</text:p>
      <text:p text:style-name="P11">Нужно за не более чем три вызова каких-то утилит убрать лишний bar, чтобы получилось так:</text:p>
      <text:p text:style-name="P11"/>
      <text:p text:style-name="P11">foo</text:p>
      <text:p text:style-name="P11">└── bar</text:p>
      <text:p text:style-name="P11"><text:s text:c="4"/>├── 1.txt</text:p>
      <text:p text:style-name="P11"><text:s text:c="4"/>├── 2.txt</text:p>
      <text:p text:style-name="P11"><text:s text:c="4"/>├── bar</text:p>
      <text:p text:style-name="P11"><text:s text:c="4"/>│ <text:s text:c="2"/>├── 3.txt</text:p>
      <text:p text:style-name="P11"><text:s text:c="4"/>│ <text:s text:c="2"/>├── 4.txt</text:p>
      <text:p text:style-name="P11"><text:s text:c="4"/>│ <text:s text:c="2"/>└── 5.txt</text:p>
      <text:p text:style-name="P11"><text:s text:c="4"/>└── baz</text:p>
      <text:p text:style-name="P11"><text:s text:c="8"/>├── 6.txt</text:p>
      <text:p text:style-name="P11"><text:s text:c="8"/>├── 7.txt</text:p>
      <text:p text:style-name="P11"><text:s text:c="8"/>└── 8.txt</text:p>
      <text:p text:style-name="P11"/>
      <text:p text:style-name="P11">3 directories, 8 files</text:p>
      <text:p text:style-name="P11">Замечание. Копировать содержимое файлов в процессе нельзя (представьте, что файлы большие, копирование занимает много времени и места на диске).</text:p>
      <text:p text:style-name="P11"/>
      <text:p text:style-name="P15">Решение:</text:p>
      <text:p text:style-name="P14">$ mv foo/bar/bar/{.[!.],}* ~/OS/task3/foo/bar</text:p>
      <text:p text:style-name="P14">$ mv foo/bar/bar/bar/{.[!.],}* ~/OS/task3/foo/bar/bar</text:p>
      <text:p text:style-name="P14">$ rm -r foo/bar/bar/bar/</text:p>
      <text:p text:style-name="P11"/>
      <text:p text:style-name="P15">Задание №4.</text:p>
      <text:p text:style-name="P11">Каким образом можно добиться такой непонятной ошибки от команды touch?</text:p>
      <text:p text:style-name="P11"/>
      <text:p text:style-name="P11">sobols@sobols-VirtualBox:~/unix/fs/cannottouch/subdir$ ls -la</text:p>
      <text:p text:style-name="P11">total 0</text:p>
      <text:p text:style-name="P11"/>
      <text:p text:style-name="P11">sobols@sobols-VirtualBox:~/unix/fs/cannottouch/subdir$ touch file.txt</text:p>
      <text:p text:style-name="P11">touch: cannot touch 'file.txt': No such file or directory</text:p>
      <text:p text:style-name="P11"/>
      <text:p text:style-name="P15">Решение:</text:p>
      <text:p text:style-name="P15">Нужно в одном терминале создать папку foo. Открыть другой терминал и удалить ее. Затем в первом терминале попробовать создать любой файл и получаем такую ошибку.</text:p>
      <text:p text:style-name="P11"/>
      <text:p text:style-name="P14">Задание №5.</text:p>
      <text:p text:style-name="P11">Команда</text:p>
      <text:p text:style-name="P11"/>
      <text:p text:style-name="P11">$ mkdir -p foo/bar/{baz,quux} &amp;&amp; touch foo/bar/{{1,2}.txt,baz/{3,4}.txt,quux/{5,6}.txt}</text:p>
      <text:p text:style-name="P11">создаёт иерархию каталогов</text:p>
      <text:p text:style-name="P11"/>
      <text:p text:style-name="P11">foo</text:p>
      <text:p text:style-name="P11">└── bar</text:p>
      <text:p text:style-name="P11"><text:s text:c="4"/>├── 1.txt</text:p>
      <text:p text:style-name="P11"><text:s text:c="4"/>├── 2.txt</text:p>
      <text:p text:style-name="P11"><text:soft-page-break/><text:s text:c="4"/>├── baz</text:p>
      <text:p text:style-name="P11"><text:s text:c="4"/>│ <text:s text:c="2"/>├── 3.txt</text:p>
      <text:p text:style-name="P11"><text:s text:c="4"/>│ <text:s text:c="2"/>└── 4.txt</text:p>
      <text:p text:style-name="P11"><text:s text:c="4"/>└── quux</text:p>
      <text:p text:style-name="P11"><text:s text:c="8"/>├── 5.txt</text:p>
      <text:p text:style-name="P11"><text:s text:c="8"/>└── 6.txt</text:p>
      <text:p text:style-name="P11">Представьте, что перед вами стоит задача — запаковать содержимое каталога foo/bar в архив.</text:p>
      <text:p text:style-name="P11"/>
      <text:p text:style-name="P11">Это можно сделать несколькими способами. Проанализируйте, в чём разница между следующими командами.</text:p>
      <text:p text:style-name="P11"/>
      <text:p text:style-name="P21"><text:span text:style-name="T11">1. </text:span>tar cf res1.tar ./foo/bar</text:p>
      <text:p text:style-name="P11"><text:span text:style-name="T11">2. </text:span>tar cf res2.tar foo/bar</text:p>
      <text:p text:style-name="P11"><text:span text:style-name="T11">3. </text:span>tar cf res3.tar -C foo/bar .</text:p>
      <text:p text:style-name="P11"><text:span text:style-name="T11">4. </text:span>cd foo/bar &amp;&amp; tar cvf ../../res4.tar * &amp;&amp; cd -</text:p>
      <text:p text:style-name="P11">В результате получается четыре разных архива! Чтобы это понять, научитесь печатать содержимое архива (список файлов в нём).</text:p>
      <text:p text:style-name="P11"/>
      <text:p text:style-name="P22">Решение:</text:p>
      <text:p text:style-name="P24"><text:span text:style-name="T10">С помощью команды <text:s/>tar -tvf посмотрим содержимое архивов.</text:span></text:p>
      <text:p text:style-name="P19">1. Команда $ tar cf res1.tar ./foo/bar дает такой результат:</text:p>
      <text:p text:style-name="P19">drwxrwxr-x ilya/ilya <text:s text:c="8"/>0 2020-05-25 09:39 ./foo/bar/</text:p>
      <text:p text:style-name="P19">-rw-rw-r-- ilya/ilya <text:s text:c="8"/>0 2020-05-25 09:39 ./foo/bar/2.txt</text:p>
      <text:p text:style-name="P19">drwxrwxr-x ilya/ilya <text:s text:c="8"/>0 2020-05-25 09:39 ./foo/bar/quux/</text:p>
      <text:p text:style-name="P19">-rw-rw-r-- ilya/ilya <text:s text:c="8"/>0 2020-05-25 09:39 ./foo/bar/quux/5.txt</text:p>
      <text:p text:style-name="P19">-rw-rw-r-- ilya/ilya <text:s text:c="8"/>0 2020-05-25 09:39 ./foo/bar/quux/6.txt</text:p>
      <text:p text:style-name="P19">drwxrwxr-x ilya/ilya <text:s text:c="8"/>0 2020-05-25 09:39 ./foo/bar/baz/</text:p>
      <text:p text:style-name="P19">-rw-rw-r-- ilya/ilya <text:s text:c="8"/>0 2020-05-25 09:39 ./foo/bar/baz/3.txt</text:p>
      <text:p text:style-name="P19">-rw-rw-r-- ilya/ilya <text:s text:c="8"/>0 2020-05-25 09:39 ./foo/bar/baz/4.txt</text:p>
      <text:p text:style-name="P19">-rw-rw-r-- ilya/ilya <text:s text:c="8"/>0 2020-05-25 09:39 ./foo/bar/1.txt</text:p>
      <text:p text:style-name="P19"/>
      <text:p text:style-name="P19">2. Команда $ tar cf res2.tar foo/bar дает такой результат</text:p>
      <text:p text:style-name="P11">drwxrwxr-x ilya/ilya <text:s text:c="8"/>0 2020-05-25 09:39 foo/bar/</text:p>
      <text:p text:style-name="P11">-rw-rw-r-- ilya/ilya <text:s text:c="8"/>0 2020-05-25 09:39 foo/bar/2.txt</text:p>
      <text:p text:style-name="P11">drwxrwxr-x ilya/ilya <text:s text:c="8"/>0 2020-05-25 09:39 foo/bar/quux/</text:p>
      <text:p text:style-name="P11">-rw-rw-r-- ilya/ilya <text:s text:c="8"/>0 2020-05-25 09:39 foo/bar/quux/5.txt</text:p>
      <text:p text:style-name="P11">-rw-rw-r-- ilya/ilya <text:s text:c="8"/>0 2020-05-25 09:39 foo/bar/quux/6.txt</text:p>
      <text:p text:style-name="P11">drwxrwxr-x ilya/ilya <text:s text:c="8"/>0 2020-05-25 09:39 foo/bar/baz/</text:p>
      <text:p text:style-name="P11">-rw-rw-r-- ilya/ilya <text:s text:c="8"/>0 2020-05-25 09:39 foo/bar/baz/3.txt</text:p>
      <text:p text:style-name="P11">-rw-rw-r-- ilya/ilya <text:s text:c="8"/>0 2020-05-25 09:39 foo/bar/baz/4.txt</text:p>
      <text:p text:style-name="P11">-rw-rw-r-- ilya/ilya <text:s text:c="8"/>0 2020-05-25 09:39 foo/bar/1.txt</text:p>
      <text:p text:style-name="P11"/>
      <text:p text:style-name="P19">3. Команда $ tar cf res3.tar -C foo/bar . дает такой результат</text:p>
      <text:p text:style-name="P19">drwxrwxr-x ilya/ilya <text:s text:c="8"/>0 2020-05-25 09:39 ./</text:p>
      <text:p text:style-name="P19">-rw-rw-r-- ilya/ilya <text:s text:c="8"/>0 2020-05-25 09:39 ./2.txt</text:p>
      <text:p text:style-name="P19">drwxrwxr-x ilya/ilya <text:s text:c="8"/>0 2020-05-25 09:39 ./quux/</text:p>
      <text:p text:style-name="P19">-rw-rw-r-- ilya/ilya <text:s text:c="8"/>0 2020-05-25 09:39 ./quux/5.txt</text:p>
      <text:p text:style-name="P19">-rw-rw-r-- ilya/ilya <text:s text:c="8"/>0 2020-05-25 09:39 ./quux/6.txt</text:p>
      <text:p text:style-name="P19">drwxrwxr-x ilya/ilya <text:s text:c="8"/>0 2020-05-25 09:39 ./baz/</text:p>
      <text:p text:style-name="P19">-rw-rw-r-- ilya/ilya <text:s text:c="8"/>0 2020-05-25 09:39 ./baz/3.txt</text:p>
      <text:p text:style-name="P19">-rw-rw-r-- ilya/ilya <text:s text:c="8"/>0 2020-05-25 09:39 ./baz/4.txt</text:p>
      <text:p text:style-name="P19">-rw-rw-r-- ilya/ilya <text:s text:c="8"/>0 2020-05-25 09:39 ./1.txt</text:p>
      <text:p text:style-name="P11"><text:soft-page-break/></text:p>
      <text:p text:style-name="P20"><text:span text:style-name="T12">4</text:span>. Команда $ cd foo/bar &amp;&amp; tar cvf ../../res4.tar * &amp;&amp; cd - дает такой результат</text:p>
      <text:p text:style-name="P11">-rw-rw-r-- ilya/ilya <text:s text:c="8"/>0 2020-05-25 09:39 1.txt</text:p>
      <text:p text:style-name="P11">-rw-rw-r-- ilya/ilya <text:s text:c="8"/>0 2020-05-25 09:39 2.txt</text:p>
      <text:p text:style-name="P11">drwxrwxr-x ilya/ilya <text:s text:c="8"/>0 2020-05-25 09:39 baz/</text:p>
      <text:p text:style-name="P11">-rw-rw-r-- ilya/ilya <text:s text:c="8"/>0 2020-05-25 09:39 baz/3.txt</text:p>
      <text:p text:style-name="P11">-rw-rw-r-- ilya/ilya <text:s text:c="8"/>0 2020-05-25 09:39 baz/4.txt</text:p>
      <text:p text:style-name="P11">drwxrwxr-x ilya/ilya <text:s text:c="8"/>0 2020-05-25 09:39 quux/</text:p>
      <text:p text:style-name="P11">-rw-rw-r-- ilya/ilya <text:s text:c="8"/>0 2020-05-25 09:39 quux/5.txt</text:p>
      <text:p text:style-name="P11">-rw-rw-r-- ilya/ilya <text:s text:c="8"/>0 2020-05-25 09:39 quux/6.txt</text:p>
      <text:p text:style-name="P11"/>
      <text:p text:style-name="P22">Первая команда добавила в архив каталог foo c промежуточной папкой .</text:p>
      <text:p text:style-name="P22">Вторая команда <text:span text:style-name="T13">просто запаковывает папку в архив.</text:span></text:p>
      <text:p text:style-name="P23">Третья добавляет в архив содержимое foo/bar.</text:p>
      <text:p text:style-name="P23">Четвертая добавляет все не скрытое содержимое.</text:p>
      <text:p text:style-name="P11"/>
      <text:p text:style-name="P14">Задание №6.</text:p>
      <text:p text:style-name="P11">Скачайте архив по ссылке https://acm.bsu.by/download/big2.tar.bz2.</text:p>
      <text:p text:style-name="P11"/>
      <text:p text:style-name="P11">Не распаковывая все файлы на диск, извлеките содержимое файла с именем secret.txt.</text:p>
      <text:p text:style-name="P11"/>
      <text:p text:style-name="P16">Решение:</text:p>
      <text:p text:style-name="P16">Вводим команды:</text:p>
      <text:p text:style-name="P1"><text:span text:style-name="T9">$ wget </text:span><text:a xlink:type="simple" xlink:href="https://acm.bsu.by/download/big2.tar.bz2" text:style-name="Internet_20_link" text:visited-style-name="Visited_20_Internet_20_Link"><text:span text:style-name="T9">https://acm.bsu.by/download/big2.tar.bz2</text:span></text:a></text:p>
      <text:p text:style-name="P2"><text:span text:style-name="T7">$ </text:span>tar jxf big2.tar.bz2 --wildcards <text:span text:style-name="T8">*</text:span>secret.txt</text:p>
      <text:p text:style-name="P5"><text:span text:style-name="T7">$ </text:span>sudo cat enmfx4ki/2lvbefws/qp5ww8a0/dkwsk1g4/kvwq8wg2/secret.txt</text:p>
      <text:p text:style-name="P4">Содержимое secret.txt:</text:p>
      <text:p text:style-name="P3"><text:span text:style-name="Source_20_Text"><text:span text:style-name="T4">UNIX is basically a simple operating system, but you have to be a genius to understand the simplicity.</text:span></text:span></text:p>
      <text:p text:style-name="P7"/>
      <text:p text:style-name="P6"><text:span text:style-name="Source_20_Text"><text:span text:style-name="T4">(C) Dennis Ritchie</text:span>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0:40:13.895213591</meta:creation-date>
    <dc:date>2020-05-25T11:27:53.886586361</dc:date>
    <meta:editing-duration>P1DT7H35M15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4" meta:paragraph-count="145" meta:word-count="777" meta:character-count="6018" meta:non-whitespace-character-count="4903"/>
  </office:meta>
</office:document-meta>
</file>